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eec2e" officeooo:paragraph-rsid="001eec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pología</text:p>
      <text:p text:style-name="P1">- Automatas programables </text:p>
      <text:p text:style-name="P1">- Corrientes portadoras</text:p>
      <text:p text:style-name="P1">- Bus de campo</text:p>
      <text:p text:style-name="P1">- Inalámbrica</text:p>
      <text:p text:style-name="P1"><text:tab/>- Infrarrojo</text:p>
      <text:p text:style-name="P1"><text:tab/>- Radiofrecuencia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12:01:55.666249724</meta:creation-date>
    <dc:date>2023-11-07T12:26:08.870621222</dc:date>
    <meta:editing-duration>PT24M14S</meta:editing-duration>
    <meta:editing-cycles>1</meta:editing-cycles>
    <meta:document-statistic meta:table-count="0" meta:image-count="0" meta:object-count="0" meta:page-count="1" meta:paragraph-count="7" meta:word-count="17" meta:character-count="115" meta:non-whitespace-character-count="102"/>
    <meta:generator>LibreOffice/7.4.7.2$Linux_X86_64 LibreOffice_project/40$Build-2</meta:generator>
  </office:meta>
</office:document-meta>
</file>